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language="es" fo:country="ES" officeooo:paragraph-rsid="000eabf8" style:font-size-asian="18pt"/>
    </style:style>
    <style:style style:name="P2" style:family="paragraph" style:parent-style-name="Standard">
      <style:text-properties fo:language="es" fo:country="ES" officeooo:rsid="000d7fd1" officeooo:paragraph-rsid="0041329e"/>
    </style:style>
    <style:style style:name="P3" style:family="paragraph" style:parent-style-name="Standard">
      <style:text-properties fo:language="es" fo:country="ES" officeooo:rsid="000d7fd1" officeooo:paragraph-rsid="0044659e"/>
    </style:style>
    <style:style style:name="P4" style:family="paragraph" style:parent-style-name="Standard">
      <style:text-properties fo:language="es" fo:country="ES" officeooo:rsid="0041329e" officeooo:paragraph-rsid="0041329e"/>
    </style:style>
    <style:style style:name="P5" style:family="paragraph" style:parent-style-name="Standard">
      <style:paragraph-properties fo:text-align="justify" style:justify-single-word="false"/>
      <style:text-properties fo:language="es" fo:country="ES" officeooo:rsid="0041329e" officeooo:paragraph-rsid="0041329e"/>
    </style:style>
    <style:style style:name="P6" style:family="paragraph" style:parent-style-name="Standard">
      <style:text-properties fo:language="es" fo:country="ES" officeooo:rsid="0044c93c" officeooo:paragraph-rsid="0044c93c"/>
    </style:style>
    <style:style style:name="P7" style:family="paragraph" style:parent-style-name="Standard">
      <style:text-properties fo:language="es" fo:country="ES" officeooo:rsid="004276b3" officeooo:paragraph-rsid="0043a03d"/>
    </style:style>
    <style:style style:name="P8" style:family="paragraph" style:parent-style-name="Standard">
      <style:text-properties officeooo:rsid="000d7fd1" officeooo:paragraph-rsid="0041329e"/>
    </style:style>
    <style:style style:name="P9" style:family="paragraph" style:parent-style-name="Standard">
      <style:text-properties officeooo:rsid="0041329e" officeooo:paragraph-rsid="0041329e"/>
    </style:style>
    <style:style style:name="P10" style:family="paragraph" style:parent-style-name="Standard">
      <style:text-properties officeooo:rsid="004276b3" officeooo:paragraph-rsid="0043a03d"/>
    </style:style>
    <style:style style:name="P11" style:family="paragraph" style:parent-style-name="Standard">
      <style:text-properties officeooo:rsid="0044659e" officeooo:paragraph-rsid="0044659e"/>
    </style:style>
    <style:style style:name="P12" style:family="paragraph" style:parent-style-name="Standard">
      <style:paragraph-properties fo:margin-top="0.1945in" fo:margin-bottom="0.1945in" loext:contextual-spacing="false" fo:line-height="100%"/>
      <style:text-properties style:font-name="Times New Roman" fo:font-size="12pt" fo:language="es" fo:country="ES" officeooo:paragraph-rsid="000eabf8" style:font-name-asian="Times New Roman" style:font-size-asian="12pt" style:language-asian="es" style:country-asian="ES" style:font-name-complex="Times New Roman" style:font-size-complex="12pt"/>
    </style:style>
    <style:style style:name="P13" style:family="paragraph" style:parent-style-name="Standard">
      <style:paragraph-properties fo:margin-top="0.1945in" fo:margin-bottom="0.1945in" loext:contextual-spacing="false" fo:line-height="100%" fo:text-align="center" style:justify-single-word="false"/>
      <style:text-properties style:font-name="Times New Roman" fo:font-size="20pt" fo:language="es" fo:country="ES" officeooo:paragraph-rsid="000eabf8" style:font-name-asian="Times New Roman" style:font-size-asian="20pt" style:language-asian="es" style:country-asian="ES" style:font-name-complex="Times New Roman" style:font-size-complex="20pt"/>
    </style:style>
    <style:style style:name="P14" style:family="paragraph" style:parent-style-name="Standard">
      <style:paragraph-properties fo:margin-top="0.0362in" fo:margin-bottom="0.0362in" loext:contextual-spacing="false" fo:line-height="100%"/>
      <style:text-properties style:font-name="Times New Roman" fo:font-size="12pt" fo:language="es" fo:country="ES" officeooo:paragraph-rsid="000eabf8" style:font-name-asian="Times New Roman" style:font-size-asian="12pt" style:language-asian="es" style:country-asian="ES" style:font-name-complex="Times New Roman" style:font-size-complex="12pt"/>
    </style:style>
    <style:style style:name="P15" style:family="paragraph" style:parent-style-name="Standard">
      <style:paragraph-properties fo:margin-top="0.0362in" fo:margin-bottom="0.0362in" loext:contextual-spacing="false" fo:line-height="100%"/>
      <style:text-properties style:font-name="Times New Roman" fo:font-size="12pt" fo:language="es" fo:country="ES" officeooo:paragraph-rsid="0041329e" style:font-name-asian="Times New Roman" style:font-size-asian="12pt" style:language-asian="es" style:country-asian="ES" style:font-name-complex="Times New Roman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text-position="0% 100%" style:font-name="Times New Roman" fo:font-size="12pt" fo:language="es" fo:country="ES" fo:font-style="normal" style:text-underline-style="none" fo:font-weight="normal" officeooo:rsid="002abe69" officeooo:paragraph-rsid="00408bf1" style:font-name-asian="Times New Roman" style:font-size-asian="10.5pt" style:language-asian="es" style:country-asian="ES" style:font-style-asian="normal" style:font-weight-asian="normal" style:font-name-complex="Times New Roman" style:font-size-complex="12pt" style:font-style-complex="normal" style:font-weight-complex="normal"/>
    </style:style>
    <style:style style:name="P17" style:family="paragraph" style:parent-style-name="Standard" style:list-style-name="L1">
      <style:text-properties officeooo:paragraph-rsid="004570bd"/>
    </style:style>
    <style:style style:name="P18" style:family="paragraph" style:parent-style-name="Standard" style:list-style-name="L1">
      <style:text-properties fo:language="es" fo:country="ES" officeooo:rsid="0041329e" officeooo:paragraph-rsid="004570bd"/>
    </style:style>
    <style:style style:name="P19" style:family="paragraph" style:parent-style-name="Standard">
      <style:text-properties fo:language="es" fo:country="ES" officeooo:rsid="0041329e" officeooo:paragraph-rsid="0041329e"/>
    </style:style>
    <style:style style:name="P20" style:family="paragraph" style:parent-style-name="Standard">
      <style:text-properties fo:language="es" fo:country="ES" officeooo:rsid="0041329e" officeooo:paragraph-rsid="00478937"/>
    </style:style>
    <style:style style:name="P21" style:family="paragraph" style:parent-style-name="Standard">
      <style:text-properties fo:language="es" fo:country="ES" officeooo:rsid="004916fc" officeooo:paragraph-rsid="004916fc"/>
    </style:style>
    <style:style style:name="P22" style:family="paragraph" style:parent-style-name="Standard">
      <style:text-properties fo:language="es" fo:country="ES" officeooo:rsid="00496d13" officeooo:paragraph-rsid="00496d13"/>
    </style:style>
    <style:style style:name="P23" style:family="paragraph" style:parent-style-name="Standard">
      <style:text-properties fo:language="es" fo:country="ES" officeooo:rsid="004ad111" officeooo:paragraph-rsid="004ad111"/>
    </style:style>
    <style:style style:name="P24" style:family="paragraph" style:parent-style-name="Standard" style:list-style-name="L3">
      <style:text-properties fo:language="es" fo:country="ES" officeooo:rsid="004d0ab0" officeooo:paragraph-rsid="004d0ab0"/>
    </style:style>
    <style:style style:name="P25" style:family="paragraph" style:parent-style-name="Standard" style:list-style-name="L3">
      <style:text-properties fo:language="es" fo:country="ES" officeooo:rsid="004d0ab0" officeooo:paragraph-rsid="004eb8ea"/>
    </style:style>
    <style:style style:name="P26" style:family="paragraph" style:parent-style-name="Standard">
      <style:text-properties fo:language="es" fo:country="ES" officeooo:rsid="004e90aa" officeooo:paragraph-rsid="004e90aa"/>
    </style:style>
    <style:style style:name="P27" style:family="paragraph" style:parent-style-name="Standard">
      <style:text-properties fo:language="es" fo:country="ES" officeooo:rsid="004e90aa" officeooo:paragraph-rsid="004eb8ea"/>
    </style:style>
    <style:style style:name="P28" style:family="paragraph" style:parent-style-name="Standard">
      <style:text-properties fo:language="es" fo:country="ES" officeooo:rsid="004eb8ea" officeooo:paragraph-rsid="004f6f34"/>
    </style:style>
    <style:style style:name="P29" style:family="paragraph" style:parent-style-name="Standard">
      <style:text-properties fo:language="es" fo:country="ES" officeooo:rsid="004f6e74" officeooo:paragraph-rsid="004f6e74"/>
    </style:style>
    <style:style style:name="P30" style:family="paragraph" style:parent-style-name="Standard">
      <style:text-properties fo:language="es" fo:country="ES" officeooo:rsid="005297b5" officeooo:paragraph-rsid="005297b5"/>
    </style:style>
    <style:style style:name="P31" style:family="paragraph" style:parent-style-name="Standard" style:list-style-name="L2">
      <style:text-properties officeooo:rsid="0044c93c" officeooo:paragraph-rsid="0044c93c"/>
    </style:style>
    <style:style style:name="P32" style:family="paragraph" style:parent-style-name="Heading_20_1">
      <style:text-properties fo:language="es" fo:country="ES" officeooo:paragraph-rsid="000eabf8"/>
    </style:style>
    <style:style style:name="P33" style:family="paragraph" style:parent-style-name="Heading_20_1">
      <style:text-properties fo:language="es" fo:country="ES" officeooo:paragraph-rsid="00408bf1"/>
    </style:style>
    <style:style style:name="P34" style:family="paragraph" style:parent-style-name="Heading_20_2">
      <style:text-properties fo:language="es" fo:country="ES" officeooo:rsid="000eabf8" officeooo:paragraph-rsid="00108dea"/>
    </style:style>
    <style:style style:name="P35" style:family="paragraph" style:parent-style-name="Heading_20_2">
      <style:text-properties fo:language="es" fo:country="ES" officeooo:rsid="000eabf8" officeooo:paragraph-rsid="0041329e"/>
    </style:style>
    <style:style style:name="P36" style:family="paragraph" style:parent-style-name="Heading_20_2">
      <style:text-properties fo:language="es" fo:country="ES" officeooo:rsid="0041329e" officeooo:paragraph-rsid="0041329e"/>
    </style:style>
    <style:style style:name="P37" style:family="paragraph" style:parent-style-name="Heading_20_2">
      <style:text-properties fo:language="es" fo:country="ES" officeooo:rsid="0016d485" officeooo:paragraph-rsid="00408bf1"/>
    </style:style>
    <style:style style:name="P38" style:family="paragraph" style:parent-style-name="Heading_20_2">
      <style:text-properties fo:language="es" fo:country="ES" officeooo:rsid="00478937" officeooo:paragraph-rsid="00478937"/>
    </style:style>
    <style:style style:name="P39" style:family="paragraph" style:parent-style-name="Heading_20_2">
      <style:text-properties style:text-position="0% 100%" style:font-name="Times New Roman" fo:font-size="12pt" fo:language="es" fo:country="ES" fo:font-weight="normal" officeooo:rsid="0019ab26" officeooo:paragraph-rsid="0019ab26" style:font-name-asian="Times New Roman" style:font-size-asian="10.5pt" style:language-asian="es" style:country-asian="ES" style:font-weight-asian="normal" style:font-name-complex="Times New Roman" style:font-size-complex="12pt" style:font-weight-complex="normal"/>
    </style:style>
    <style:style style:name="P40" style:family="paragraph" style:parent-style-name="Heading_20_2">
      <style:text-properties style:text-position="0% 100%" style:font-name="Times New Roman" fo:font-size="12pt" fo:language="es" fo:country="ES" fo:font-style="normal" fo:font-weight="normal" officeooo:rsid="003708d8" officeooo:paragraph-rsid="0021c411" style:font-name-asian="Times New Roman" style:font-size-asian="10.5pt" style:language-asian="es" style:country-asian="ES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officeooo:rsid="00232d1e"/>
    </style:style>
    <style:style style:name="T2" style:family="text">
      <style:text-properties style:font-name="Times New Roman" fo:font-size="18pt" style:font-name-asian="Times New Roman" style:language-asian="es" style:country-asian="ES" style:font-name-complex="Times New Roman" style:font-size-complex="18pt"/>
    </style:style>
    <style:style style:name="T3" style:family="text">
      <style:text-properties style:font-name="Times New Roman" fo:font-size="18pt" officeooo:rsid="0022d3fd" style:font-name-asian="Times New Roman" style:language-asian="es" style:country-asian="ES" style:font-name-complex="Times New Roman" style:font-size-complex="18pt"/>
    </style:style>
    <style:style style:name="T4" style:family="text">
      <style:text-properties officeooo:rsid="00127ff0"/>
    </style:style>
    <style:style style:name="T5" style:family="text">
      <style:text-properties officeooo:rsid="0016d485"/>
    </style:style>
    <style:style style:name="T6" style:family="text">
      <style:text-properties officeooo:rsid="0041329e"/>
    </style:style>
    <style:style style:name="T7" style:family="text">
      <style:text-properties fo:language="es" fo:country="ES"/>
    </style:style>
    <style:style style:name="T8" style:family="text">
      <style:text-properties fo:language="es" fo:country="ES" officeooo:rsid="0041329e"/>
    </style:style>
    <style:style style:name="T9" style:family="text">
      <style:text-properties fo:language="es" fo:country="ES" officeooo:rsid="004276b3"/>
    </style:style>
    <style:style style:name="T10" style:family="text">
      <style:text-properties fo:language="es" fo:country="ES" fo:font-style="italic" style:font-style-asian="italic" style:font-style-complex="italic"/>
    </style:style>
    <style:style style:name="T11" style:family="text">
      <style:text-properties fo:language="es" fo:country="ES" fo:font-style="italic" officeooo:rsid="0044d479" style:font-style-asian="italic" style:font-style-complex="italic"/>
    </style:style>
    <style:style style:name="T12" style:family="text">
      <style:text-properties fo:language="es" fo:country="ES" officeooo:rsid="0044659e"/>
    </style:style>
    <style:style style:name="T13" style:family="text">
      <style:text-properties fo:language="es" fo:country="ES" fo:font-style="normal" style:font-style-asian="normal" style:font-style-complex="normal"/>
    </style:style>
    <style:style style:name="T14" style:family="text">
      <style:text-properties fo:language="es" fo:country="ES" fo:font-style="normal" officeooo:rsid="0044d479" style:font-style-asian="normal" style:font-style-complex="normal"/>
    </style:style>
    <style:style style:name="T15" style:family="text">
      <style:text-properties fo:language="es" fo:country="ES" officeooo:rsid="004570bd"/>
    </style:style>
    <style:style style:name="T16" style:family="text">
      <style:text-properties fo:language="es" fo:country="ES" fo:font-weight="normal" officeooo:rsid="0045ca42" style:font-weight-asian="normal" style:font-weight-complex="normal"/>
    </style:style>
    <style:style style:name="T17" style:family="text">
      <style:text-properties fo:language="es" fo:country="ES" officeooo:rsid="0045ca42"/>
    </style:style>
    <style:style style:name="T18" style:family="text">
      <style:text-properties fo:language="es" fo:country="ES" officeooo:rsid="004675eb"/>
    </style:style>
    <style:style style:name="T19" style:family="text">
      <style:text-properties officeooo:rsid="0044659e"/>
    </style:style>
    <style:style style:name="T20" style:family="text">
      <style:text-properties officeooo:rsid="0043a03d"/>
    </style:style>
    <style:style style:name="T21" style:family="text">
      <style:text-properties fo:font-style="italic" officeooo:rsid="0043a03d" style:font-style-asian="italic" style:font-style-complex="italic"/>
    </style:style>
    <style:style style:name="T22" style:family="text">
      <style:text-properties style:font-name="Courier 10 Pitch" fo:font-size="11pt" fo:language="es" fo:country="ES" fo:font-weight="bold" style:font-size-asian="11pt" style:font-weight-asian="bold" style:font-size-complex="11pt" style:font-weight-complex="bold"/>
    </style:style>
    <style:style style:name="T23" style:family="text">
      <style:text-properties style:font-name="Courier 10 Pitch" fo:font-size="11pt" fo:language="es" fo:country="ES" fo:font-weight="bold" officeooo:rsid="0041329e" style:font-size-asian="11pt" style:font-weight-asian="bold" style:font-size-complex="11pt" style:font-weight-complex="bold"/>
    </style:style>
    <style:style style:name="T24" style:family="text">
      <style:text-properties style:font-name="Courier 10 Pitch" fo:font-size="11pt" fo:font-weight="bold" officeooo:rsid="0041329e" style:font-size-asian="11pt" style:font-weight-asian="bold" style:font-size-complex="11pt" style:font-weight-complex="bold"/>
    </style:style>
    <style:style style:name="T25" style:family="text">
      <style:text-properties style:font-name="Courier 10 Pitch" fo:font-size="11pt" fo:font-weight="bold" officeooo:rsid="004bbeb8" style:font-size-asian="11pt" style:font-weight-asian="bold" style:font-size-complex="11pt" style:font-weight-complex="bold"/>
    </style:style>
    <style:style style:name="T26" style:family="text">
      <style:text-properties officeooo:rsid="00496d13"/>
    </style:style>
    <style:style style:name="T27" style:family="text">
      <style:text-properties officeooo:rsid="004ad111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4d0ab0" style:font-style-asian="normal" style:font-style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4eb8ea" style:font-style-asian="normal" style:font-weight-asian="normal" style:font-style-complex="normal" style:font-weight-complex="normal"/>
    </style:style>
    <style:style style:name="T33" style:family="text">
      <style:text-properties officeooo:rsid="004bbeb8"/>
    </style:style>
    <style:style style:name="T34" style:family="text">
      <style:text-properties officeooo:rsid="004eb8ea"/>
    </style:style>
    <style:style style:name="T35" style:family="text">
      <style:text-properties officeooo:rsid="004f6e74"/>
    </style:style>
    <style:style style:name="T36" style:family="text">
      <style:text-properties officeooo:rsid="004f6f34"/>
    </style:style>
    <style:style style:name="T37" style:family="text">
      <style:text-properties style:text-position="super 58%" officeooo:rsid="004f6f34"/>
    </style:style>
    <style:style style:name="T38" style:family="text">
      <style:text-properties officeooo:rsid="00512cad"/>
    </style:style>
    <style:style style:name="T39" style:family="text">
      <style:text-properties officeooo:rsid="005297b5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Fundamentos de criptografía y seguridad informática</text:span><text:span text:style-name="T2"> 201</text:span><text:span text:style-name="T3">6</text:span><text:span text:style-name="T2">/201</text:span><text:span text:style-name="T3">7</text:span></text:p>
      <text:p text:style-name="P12"/>
      <text:p text:style-name="P12"/>
      <text:p text:style-name="P12"/>
      <text:p text:style-name="P12"/>
      <text:p text:style-name="P12"/>
      <text:p text:style-name="P13">PRÁCTICA <text:span text:style-name="T6">3</text:span>: <text:span text:style-name="T6">OpenSSL y Criptografía Pública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Nombres: </text:p>
      <text:p text:style-name="P15"><text:tab/>Víctor Martín Hernández</text:p>
      <text:p text:style-name="P14"><text:tab/>Miguel Andrés Russián Rojas<text:tab/></text:p>
      <text:p text:style-name="P12">Grupo: <text:span text:style-name="T1">1461</text:span></text:p>
      <text:h text:style-name="P32" text:outline-level="1"><text:soft-page-break/>Ejercicio <text:span text:style-name="T4">1</text:span>: <text:span text:style-name="T6">OpenSSL</text:span></text:h>
      <text:h text:style-name="P34" text:outline-level="2">C<text:span text:style-name="T6">ifrados simétricos</text:span></text:h>
      <text:p text:style-name="P8">AES</text:p>
      <text:p text:style-name="P8"/>
      <text:p text:style-name="P8"/>
      <text:p text:style-name="P8">BASE64</text:p>
      <text:p text:style-name="P8"><text:a xlink:type="simple" xlink:href="https://docs.python.org/2/library/base64.html" text:style-name="Internet_20_link" text:visited-style-name="Visited_20_Internet_20_Link">https://docs.python.org/2/library/base64.html</text:a></text:p>
      <text:p text:style-name="P8"/>
      <text:p text:style-name="P8">BF</text:p>
      <text:p text:style-name="P8"/>
      <text:p text:style-name="P8"/>
      <text:p text:style-name="P8">CAMELLIA</text:p>
      <text:p text:style-name="P8"/>
      <text:p text:style-name="P8"/>
      <text:p text:style-name="P8">CAST</text:p>
      <text:p text:style-name="P8"/>
      <text:p text:style-name="P8"/>
      <text:p text:style-name="P8">DES</text:p>
      <text:p text:style-name="P3">Triple DES <text:span text:style-name="T19">en particular</text:span> permite el modo <text:span text:style-name="T20">EDE (</text:span><text:span text:style-name="T21">Encrypt Decrypt Encrypt</text:span><text:span text:style-name="T20">)</text:span></text:p>
      <text:p text:style-name="P8"/>
      <text:p text:style-name="P8"/>
      <text:p text:style-name="P8">RC2</text:p>
      <text:p text:style-name="P8"/>
      <text:p text:style-name="P8"/>
      <text:p text:style-name="P2">SEED</text:p>
      <text:p text:style-name="P2"/>
      <text:h text:style-name="P35" text:outline-level="2">C<text:span text:style-name="T6">ifrados asimétricos</text:span></text:h>
      <text:p text:style-name="P9"><text:span text:style-name="T7">Mediante el comando </text:span><text:span text:style-name="T22">openssl ciphers</text:span><text:span text:style-name="T7"> obtuvimos una lista de cifrados, entre los cuales se encuentran los siguientes asim</text:span><text:span text:style-name="T9">é</text:span><text:span text:style-name="T7">tricos:</text:span></text:p>
      <text:list xml:id="list2934515959249366881" text:style-name="L1">
        <text:list-item>
          <text:p text:style-name="P18">RSA</text:p>
        </text:list-item>
        <text:list-item>
          <text:p text:style-name="P17"><text:span text:style-name="T8">DSA: </text:span><text:span text:style-name="T15">usado para generar firmas digitales</text:span></text:p>
        </text:list-item>
      </text:list>
      <text:p text:style-name="P4"/>
      <text:p text:style-name="P10"><text:span text:style-name="T7">Entre las opciones adicionales para estos cifrados se encontramos varios cifrados simétricos (</text:span><text:span text:style-name="T16">que usar tras la negociación de la clave de sesión</text:span><text:span text:style-name="T7">), modos de operación </text:span><text:span text:style-name="T12">de estos últimos</text:span><text:span text:style-name="T7"> (CBC, GCM o modo de contador, </text:span><text:span text:style-name="T12">EDE)</text:span><text:span text:style-name="T7">, </text:span><text:span text:style-name="T15">un protocolo de firma </text:span><text:span text:style-name="T7">(DSS), protocolos de intercambio de claves </text:span><text:span text:style-name="T18">y tamaños de clave (128 o 256 bytes)</text:span></text:p>
      <text:p text:style-name="P6">Los protocolos de intercambio de firmas disponibles son los siguientes:</text:p>
      <text:list xml:id="list6860118340105708275" text:style-name="L2">
        <text:list-item>
          <text:p text:style-name="P31"><text:span text:style-name="T7">Diffie-Hellman: en su versión clásica, se denomina EDH, pero al usar claves efímeras </text:span><text:span text:style-name="T17">(es decir, generadas para cada conexión o mensaje)</text:span><text:span text:style-name="T7"> la nomenclatura cambia a DHE. Cualquiera de las dos tiene sus variantes de curvas elípticas al prefijar EC</text:span></text:p>
        </text:list-item>
        <text:list-item>
          <text:p text:style-name="P31"><text:span text:style-name="T7">PSK (</text:span><text:span text:style-name="T10">Pre-Shared Key</text:span><text:span text:style-name="T7">): en este caso no hay intercambio de claves, sino que se presupone que ambos emisor y receptor ya la han pactado de antemano</text:span></text:p>
        </text:list-item>
        <text:list-item>
          <text:p text:style-name="P31"><text:span text:style-name="T7">SRP (</text:span><text:span text:style-name="T11">Secure Remote Password</text:span><text:span text:style-name="T7">)</text:span><text:span text:style-name="T13">: </text:span><text:span text:style-name="T14">autenticación previa basada en una prueba conocimiento cero para la contraseña</text:span></text:p>
        </text:list-item>
      </text:list>
      <text:p text:style-name="P7"><text:soft-page-break/></text:p>
      <text:p text:style-name="P11"><text:span text:style-name="T7">El comando </text:span><text:span text:style-name="T23">openssl list-public-key-algorithms</text:span><text:span text:style-name="T7"> complementa las opciones anteriores con CMAC (MAC basado en cifrado) y HMAC (MAC basado en hash). </text:span><text:span text:style-name="T15">PKCS#3 es un alias para Diffie-Hellman</text:span></text:p>
      <text:p text:style-name="P4"/>
      <text:h text:style-name="P36" text:outline-level="2">Generación de claves públicas y privadas</text:h>
      <text:p text:style-name="P21">Un esquema de cifrado público es aquel compuesto de funciones de generación de claves, cifrado y descifrado, que principalmente <text:s/>permite dos operaciones seguras: permitir la emisión de un mensaje <text:span text:style-name="T26">que asegure proceder de un emisor en particular (que posee una clave privada) y permitir la creación de mensajes por cualquiera que sólo el poseedor de la clave privada pueda leer.</text:span></text:p>
      <text:p text:style-name="P21"/>
      <text:p text:style-name="P22">A grandes rasgos, un usuario de este esquema de cifrado puede generar un par de claves, una pública y una privada, cada una compuesta por (n,e) y (n,d) donde n, e y d son enteros positivos y se verifica que <draw:frame draw:style-name="fr1" draw:name="Object1" text:anchor-type="as-char" svg:y="-0.172in" svg:width="1.0209in" svg:height="0.2075in" draw:z-index="0"><draw:object xlink:href="./Object 1" xlink:type="simple" xlink:show="embed" xlink:actuate="onLoad"/><draw:image xlink:href="./ObjectReplacements/Object 1" xlink:type="simple" xlink:show="embed" xlink:actuate="onLoad"/></draw:frame>para cualquier <text:span text:style-name="T27">m entre 0 y n-1 donde m es mensaje a transmitir.<text:line-break/>La función de cifrado para enviar al poseedor de la clave privada es </text:span><text:span text:style-name="T27"><draw:frame draw:style-name="fr1" draw:name="Object2" text:anchor-type="as-char" svg:y="-0.172in" svg:width="0.8819in" svg:height="0.208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7">, el cual a su vez descifra calculando </text:span><text:span text:style-name="T27"><draw:frame draw:style-name="fr1" draw:name="Object3" text:anchor-type="as-char" svg:y="-0.172in" svg:width="0.8902in" svg:height="0.208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22"/>
      <text:p text:style-name="P23">A través del comando <text:span text:style-name="T24">openssl </text:span><text:span text:style-name="T25">genpkey</text:span><text:span text:style-name="T24"> -</text:span><text:span text:style-name="T25">algorithm RSA -text</text:span> se puede generar un <text:span text:style-name="T33">par de claves pública y privada (por defecto de 1024 bits)</text:span><text:span text:style-name="T28">. </text:span><text:span text:style-name="T29">En nuestra ejecución obtuvimos los siguientes valores para n, d y e:</text:span></text:p>
      <text:list xml:id="list2403117710348202287" text:style-name="L3">
        <text:list-item>
          <text:p text:style-name="P25"><text:span text:style-name="T30">n </text:span><text:span text:style-name="T31">(hexadecimal)</text:span><text:span text:style-name="T28">: 00:d0:dd:2b:35:15:65:81:50:5e:93:a4:40:95:83:</text:span></text:p>
          <text:p text:style-name="P24"><text:span text:style-name="T28"><text:s text:c="28"/>40:de:3a:3e:78:d4:a8:fe:de:5b:19:b8:ce:7c:3e:</text:span></text:p>
          <text:p text:style-name="P25"><text:span text:style-name="T28"><text:s text:c="28"/>b7:26:5f:77:19:4e:69:2d:56:b2:89:1f:12:13:56:</text:span></text:p>
          <text:p text:style-name="P25"><text:span text:style-name="T28"><text:s text:c="28"/>b2:48:0c:39:76:2a:7e:9c:34:d9:d5:42:fb:fe:14:</text:span></text:p>
          <text:p text:style-name="P25"><text:span text:style-name="T28"><text:s text:c="28"/>fb:82:7c:48:73:1d:59:69:dc:ec:58:96:2e:2b:f8:</text:span></text:p>
          <text:p text:style-name="P25"><text:span text:style-name="T28"><text:s text:c="28"/>b7:65:5f:99:a4:f5:72:29:5d:d8:98:64:2c:3f:5a:</text:span></text:p>
          <text:p text:style-name="P25"><text:span text:style-name="T28"><text:s text:c="28"/>55:d6:d9:b5:32:9a:d3:e6:05:c5:0f:4c:9c:1b:aa:</text:span></text:p>
          <text:p text:style-name="P25"><text:span text:style-name="T28"><text:s text:c="28"/>66:b2:da:ab:b0:2b:6c:01:25:7d:02:ed:7a:dd:42:</text:span></text:p>
          <text:p text:style-name="P25"><text:span text:style-name="T28"><text:s text:c="28"/>dd:2c:83:a2:0f:78:9b:6d:3b</text:span></text:p>
        </text:list-item>
        <text:list-item>
          <text:p text:style-name="P25"><text:span text:style-name="T30">d </text:span><text:span text:style-name="T31">(hexadecimal)</text:span><text:span text:style-name="T28">: 39:cc:7a:a0:7e:03:50:fd:c4:ae:66:cd:d8:92:31:</text:span></text:p>
          <text:p text:style-name="P25"><text:span text:style-name="T28"><text:s text:c="28"/>e9:4d:84:ec:3b:2d:69:1a:6f:6b:76:d0:ed:61:0d:</text:span></text:p>
          <text:p text:style-name="P25"><text:span text:style-name="T28"><text:s text:c="28"/>9d:f8:dd:24:8b:a6:5f:7d:96:7a:8b:b6:9c:d3:69:</text:span></text:p>
          <text:p text:style-name="P25"><text:span text:style-name="T28"><text:s text:c="28"/>12:b7:0f:4f:bc:02:bd:87:82:a0:99:a0:d2:77:4c:</text:span></text:p>
          <text:p text:style-name="P25"><text:span text:style-name="T28"><text:s text:c="28"/>02:98:12:14:09:01:24:12:9e:8d:a2:c9:a4:a5:d1:</text:span></text:p>
          <text:p text:style-name="P25"><text:span text:style-name="T28"><text:s text:c="28"/>76:69:1b:e1:70:6b:fd:c9:7e:67:87:8b:7c:14:7a:</text:span></text:p>
          <text:p text:style-name="P25"><text:span text:style-name="T28"><text:s text:c="28"/>5b:7a:be:b5:5b:2e:bc:95:d6:e7:98:59:cd:65:de:</text:span></text:p>
          <text:p text:style-name="P25"><text:span text:style-name="T28"><text:s text:c="28"/>6a:26:ff:50:03:bc:1d:55:30:21:82:45:0a:9b:a3:</text:span></text:p>
          <text:p text:style-name="P25"><text:span text:style-name="T28"><text:s text:c="28"/>e1:a7:dd:1d:c6:4a:bd:41</text:span></text:p>
        </text:list-item>
        <text:list-item>
          <text:p text:style-name="P24"><text:span text:style-name="T30">e </text:span><text:span text:style-name="T32">(decimal)</text:span><text:span text:style-name="T28">: 65537</text:span></text:p>
        </text:list-item>
      </text:list>
      <text:p text:style-name="P4"/>
      <text:h text:style-name="P38" text:outline-level="2">Diferencias entre velocidades de cifrados simétricos y asimétricos</text:h>
      <text:p text:style-name="P26">Debido a que no estaba disponible un mismo tamaño de <text:span text:style-name="T34">clave</text:span> para los algoritmos de cifrado simetrico y asimétrico, hemos optado por hacer pruebas con varios tamaños de bloque para AES para la misma clave de 512 bits en el RSA.</text:p>
      <text:p text:style-name="P27"><text:soft-page-break/>El comando ejecutado ha sido <text:span text:style-name="T24">openssl speed aes-N-cbc rsa512</text:span><text:span text:style-name="T34">, para N tomando los valores 128 y 256</text:span></text:p>
      <text:p text:style-name="P27"/>
      <text:p text:style-name="P28">Mientras que el RSA realiza alrededor de 18200 firmas por segundo <text:span text:style-name="T36">(de 512 bits, es decir unos 1.16·10</text:span><text:span text:style-name="T37">6</text:span><text:span text:style-name="T36"> B/s)</text:span> y 242500 verificaciones por segundo <text:span text:style-name="T36">(15.51·10</text:span><text:span text:style-name="T37">6</text:span><text:span text:style-name="T36"> B/s), para una clave de 256 bits cifró en promedio unos 92.03·10</text:span><text:span text:style-name="T37">6</text:span><text:span text:style-name="T36"> B/s, y para la clave de 128 bits unos 129·10</text:span><text:span text:style-name="T37">6</text:span><text:span text:style-name="T36"> B/s.</text:span></text:p>
      <text:p text:style-name="P29">Esto significa que el cifrado simétrico es <text:span text:style-name="T38">al menos 5.9 veces</text:span> más rápido que el asimétrico.</text:p>
      <text:p text:style-name="P20"/>
      <text:h text:style-name="P36" text:outline-level="2">Certificados X.509</text:h>
      <text:p text:style-name="P30">(Explicar utilidad y, con openssl, generar certificado autofirmado y obtener informacion del certificado)</text:p>
      <text:h text:style-name="P33" text:outline-level="1">Ejercicio <text:span text:style-name="T5">2</text:span>: <text:span text:style-name="T6">RSA</text:span></text:h>
      <text:h text:style-name="P37" text:outline-level="2">P<text:span text:style-name="T6">otenciación de grandes números</text:span></text:h>
      <text:p text:style-name="P5">... </text:p>
      <text:p text:style-name="P5"/>
      <text:h text:style-name="P36" text:outline-level="2">Generación de números primos: Miller-Rabin</text:h>
      <text:p text:style-name="P16">…</text:p>
      <text:p text:style-name="P16"/>
      <text:h text:style-name="P36" text:outline-level="2">Números primos</text:h>
      <text:h text:style-name="P39" text:outline-level="2">...</text:h>
      <text:h text:style-name="P36" text:outline-level="2">Programación del RSA</text:h>
      <text:h text:style-name="P40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21:28:52.441385002</meta:creation-date>
    <dc:date>2016-11-26T18:52:24.854790740</dc:date>
    <meta:editing-duration>PT5H55M24S</meta:editing-duration>
    <meta:editing-cycles>21</meta:editing-cycles>
    <meta:generator>LibreOffice/5.1.6.2.0$Linux_X86_64 LibreOffice_project/10$Build-2</meta:generator>
    <meta:document-statistic meta:table-count="0" meta:image-count="0" meta:object-count="3" meta:page-count="4" meta:paragraph-count="66" meta:word-count="634" meta:character-count="4918" meta:non-whitespace-character-count="3919"/>
  </office:meta>
</office:document-meta>
</file>

<file path=Object 1/content.xml><?xml version="1.0" encoding="utf-8"?>
<math xmlns="http://www.w3.org/1998/Math/MathML" display="block">
  <semantics>
    <mrow>
      <mrow>
        <msup>
          <mi>m</mi>
          <mrow>
            <mi>e</mi>
            <mo stretchy="false">⋅</mo>
            <mi>d</mi>
          </mrow>
        </msup>
        <mo stretchy="false">≡</mo>
        <mi>m</mi>
      </mrow>
      <mi mathvariant="italic">mod</mi>
      <mi>n</mi>
    </mrow>
    <annotation encoding="StarMath 5.0">m^{e cdot d} equiv m mod n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sup>
          <mi>x</mi>
          <mi>e</mi>
        </msup>
      </mrow>
      <mi mathvariant="italic">mod</mi>
      <mi>n</mi>
    </mrow>
    <annotation encoding="StarMath 5.0">y = x^{e} mod n</annotation>
  </semantics>
</math>
</file>

<file path=Object 3/content.xml><?xml version="1.0" encoding="utf-8"?>
<math xmlns="http://www.w3.org/1998/Math/MathML" display="block">
  <semantics>
    <mrow>
      <mrow>
        <mi>x</mi>
        <mo stretchy="false">=</mo>
        <msup>
          <mi>y</mi>
          <mi>d</mi>
        </msup>
      </mrow>
      <mi mathvariant="italic">mod</mi>
      <mi>n</mi>
    </mrow>
    <annotation encoding="StarMath 5.0">x = y^{d} mod n</annotation>
  </semantics>
</math>
</file>